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3.4cm" svg:height="1.8cm" svg:x="3cm" svg:y="1.6cm">
          <text:p text:style-name="P1">Start</text:p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4cm" svg:height="1.6cm" svg:x="3cm" svg:y="6.2cm">
          <text:p text:style-name="P1">Chat</text:p>
          <text:p text:style-name="P1">Activ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7cm" svg:y1="3.4cm" svg:x2="4.7cm" svg:y2="6.2cm" draw:start-shape="id1" draw:start-glue-point="2" draw:end-shape="id2" svg:d="M4700 3400v2800" svg:viewBox="0 0 1 2801">
          <text:p/>
        </draw:connector>
        <draw:connector draw:style-name="gr2" draw:text-style-name="P1" draw:layer="layout" draw:type="line" svg:x1="4.7cm" svg:y1="7.8cm" svg:x2="4.7cm" svg:y2="10.2cm" draw:start-shape="id2" draw:start-glue-point="2" draw:end-shape="id3" draw:end-glue-point="0" svg:d="M4700 7800v2400" svg:viewBox="0 0 1 2401">
          <text:p/>
        </draw:connector>
        <draw:custom-shape draw:style-name="gr1" draw:text-style-name="P1" xml:id="id3" draw:id="id3" draw:layer="layout" svg:width="3.4cm" svg:height="1.6cm" svg:x="3cm" svg:y="10.2cm">
          <text:p text:style-name="P1">SingleChat</text:p>
          <text:p text:style-name="P1">Activ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112cm 0.512cm" svg:x1="4.7cm" svg:y1="3.4cm" svg:x2="6.4cm" svg:y2="2.5cm" draw:start-shape="id1" draw:start-glue-point="2" draw:end-shape="id1" svg:d="M4700 3400c0 919 1357 767 2162 312s1057-1212-462-1212" svg:viewBox="0 0 2805 1574">
          <text:p/>
        </draw:connector>
        <draw:frame draw:style-name="gr3" draw:text-style-name="P2" draw:layer="layout" svg:width="3.491cm" svg:height="1.373cm" svg:x="7.6cm" svg:y="3cm">
          <draw:text-box>
            <text:p><text:span text:style-name="T1">OnCreate: No Server or</text:span></text:p>
            <text:p><text:span text:style-name="T1">no Username or </text:span></text:p>
            <text:p><text:span text:style-name="T1">no password give</text:span></text:p>
          </draw:text-box>
        </draw:frame>
        <draw:frame draw:style-name="gr3" draw:text-style-name="P2" draw:layer="layout" svg:width="3.431cm" svg:height="2.183cm" svg:x="1.2cm" svg:y="4cm">
          <draw:text-box>
            <text:p><text:span text:style-name="T1">OnCreate: user Server </text:span></text:p>
            <text:p><text:span text:style-name="T1">inkl User an Password</text:span></text:p>
            <text:p><text:span text:style-name="T1">In AsynchTask to </text:span></text:p>
            <text:p><text:span text:style-name="T1">Authenticate. If true</text:span></text:p>
            <text:p><text:span text:style-name="T1">Start ChatActivity and</text:span></text:p>
            <text:p><text:span text:style-name="T1">Finish Startarctivity </text:span></text:p>
          </draw:text-box>
        </draw:frame>
        <draw:frame draw:style-name="gr3" draw:text-style-name="P2" draw:layer="layout" svg:width="2.928cm" svg:height="1.539cm" svg:x="1.2cm" svg:y="8.027cm">
          <draw:text-box>
            <text:p><text:span text:style-name="T1">OnClick in ListView</text:span></text:p>
            <text:p><text:span text:style-name="T1">Give UserID</text:span></text:p>
            <text:p><text:span text:style-name="T1">Give ChatName</text:span></text:p>
            <text:p><text:span text:style-name="T1">Give ChatI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14:04:08.571296758</meta:creation-date>
    <dc:date>2015-01-01T10:33:08.040020027</dc:date>
    <meta:editing-duration>P3DT13H14M6S</meta:editing-duration>
    <meta:editing-cycles>1</meta:editing-cycles>
    <meta:document-statistic meta:object-count="32"/>
    <meta:generator>LibreOffice/4.2.7.2$Linux_X86_64 LibreOffice_project/420m0$Build-2</meta:generator>
  </office:meta>
</office:document-meta>
</file>